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293" officeooo:paragraph-rsid="001e1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sando com Deus</text:p>
      <text:p text:style-name="P1"/>
      <text:p text:style-name="P1">por Laura Martinelli</text:p>
      <text:p text:style-name="P1"/>
      <text:p text:style-name="P1"/>
      <text:p text:style-name="P1">Pedi forças e vigor</text:p>
      <text:p text:style-name="P1">Deus mandou dificuldades</text:p>
      <text:p text:style-name="P1">para me fazer forte</text:p>
      <text:p text:style-name="P1"/>
      <text:p text:style-name="P1">Pedi sabedoria</text:p>
      <text:p text:style-name="P1">Deus me deu problemas </text:p>
      <text:p text:style-name="P1">para resolver</text:p>
      <text:p text:style-name="P1"/>
      <text:p text:style-name="P1">Pedi prosperidade</text:p>
      <text:p text:style-name="P1">Deus me deu energia a e</text:p>
      <text:p text:style-name="P1">cérebro para trabalhar</text:p>
      <text:p text:style-name="P1"/>
      <text:p text:style-name="P1">Pedi coragem</text:p>
      <text:p text:style-name="P1">Deus me mandou </text:p>
      <text:p text:style-name="P1">situações perigosas para superar</text:p>
      <text:p text:style-name="P1"/>
      <text:p text:style-name="P1">Pedi amor</text:p>
      <text:p text:style-name="P1">Deus me mandou pessoas</text:p>
      <text:p text:style-name="P1">com problemas para ajudar</text:p>
      <text:p text:style-name="P1"/>
      <text:p text:style-name="P1">Pedi favores</text:p>
      <text:p text:style-name="P1">deus me deu oportunidades</text:p>
      <text:p text:style-name="P1"/>
      <text:p text:style-name="P1">Não recebi nada do que queria,</text:p>
      <text:p text:style-name="P1">recebi tudo o que precisava!</text:p>
      <text:p text:style-name="P1"/>
      <text:p text:style-name="P1">Minhas preces foram atendidas.</text:p>
      <text:p text:style-name="P1">Obrigado senhor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48:56.435572818</meta:creation-date>
    <dc:date>2023-09-18T15:02:37.430772866</dc:date>
    <meta:editing-duration>PT40S</meta:editing-duration>
    <meta:editing-cycles>1</meta:editing-cycles>
    <meta:document-statistic meta:table-count="0" meta:image-count="0" meta:object-count="0" meta:page-count="1" meta:paragraph-count="23" meta:word-count="78" meta:character-count="469" meta:non-whitespace-character-count="412"/>
    <meta:generator>LibreOffice/7.3.7.2$Linux_X86_64 LibreOffice_project/30$Build-2</meta:generator>
  </office:meta>
</office:document-meta>
</file>